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077" officeooo:paragraph-rsid="001c9077"/>
    </style:style>
    <style:style style:name="P2" style:family="paragraph" style:parent-style-name="Standard">
      <style:text-properties officeooo:rsid="001dca70" officeooo:paragraph-rsid="001dca70"/>
    </style:style>
    <style:style style:name="P3" style:family="paragraph" style:parent-style-name="Standard">
      <style:text-properties officeooo:rsid="001fcdb4" officeooo:paragraph-rsid="001fcdb4"/>
    </style:style>
    <style:style style:name="P4" style:family="paragraph" style:parent-style-name="Standard">
      <style:text-properties officeooo:rsid="0024b0ee" officeooo:paragraph-rsid="0024b0ee"/>
    </style:style>
    <style:style style:name="P5" style:family="paragraph" style:parent-style-name="Standard">
      <style:text-properties officeooo:rsid="0026d44d" officeooo:paragraph-rsid="0026d44d"/>
    </style:style>
    <style:style style:name="P6" style:family="paragraph" style:parent-style-name="Standard">
      <style:text-properties officeooo:rsid="00279e26" officeooo:paragraph-rsid="00279e26"/>
    </style:style>
    <style:style style:name="P7" style:family="paragraph" style:parent-style-name="Standard">
      <style:text-properties fo:font-style="normal" officeooo:rsid="00290beb" officeooo:paragraph-rsid="00290beb" style:font-style-asian="normal" style:font-style-complex="normal"/>
    </style:style>
    <style:style style:name="P8" style:family="paragraph" style:parent-style-name="Standard">
      <style:text-properties fo:font-style="normal" officeooo:rsid="002bbc04" officeooo:paragraph-rsid="002bbc04" style:font-style-asian="normal" style:font-style-complex="normal"/>
    </style:style>
    <style:style style:name="P9" style:family="paragraph" style:parent-style-name="Standard">
      <style:text-properties fo:font-style="italic" officeooo:rsid="002bbc04" officeooo:paragraph-rsid="002bbc04" style:font-style-asian="italic" style:font-style-complex="italic"/>
    </style:style>
    <style:style style:name="P10" style:family="paragraph" style:parent-style-name="Footnote">
      <style:text-properties officeooo:rsid="001dca70" officeooo:paragraph-rsid="001dca70"/>
    </style:style>
    <style:style style:name="P11" style:family="paragraph" style:parent-style-name="Footnote">
      <style:text-properties officeooo:rsid="0024bfd2" officeooo:paragraph-rsid="0024bfd2"/>
    </style:style>
    <style:style style:name="P12" style:family="paragraph" style:parent-style-name="Footnote">
      <style:text-properties officeooo:rsid="002508e3" officeooo:paragraph-rsid="002508e3"/>
    </style:style>
    <style:style style:name="P13" style:family="paragraph" style:parent-style-name="Footnote">
      <style:text-properties officeooo:rsid="0026d44d" officeooo:paragraph-rsid="0026d44d"/>
    </style:style>
    <style:style style:name="P14" style:family="paragraph" style:parent-style-name="Footnote">
      <style:text-properties officeooo:rsid="002bbc04" officeooo:paragraph-rsid="002bbc04"/>
    </style:style>
    <style:style style:name="P15" style:family="paragraph" style:parent-style-name="Footnote">
      <style:text-properties officeooo:rsid="002d0b79" officeooo:paragraph-rsid="002d0b79"/>
    </style:style>
    <style:style style:name="P16" style:family="paragraph" style:parent-style-name="Standard">
      <style:text-properties fo:font-style="normal" officeooo:rsid="002d08fe" officeooo:paragraph-rsid="002d08fe" style:font-style-asian="normal" style:font-style-complex="normal"/>
    </style:style>
    <style:style style:name="P17" style:family="paragraph" style:parent-style-name="Text_20_body">
      <style:text-properties officeooo:rsid="002f4a9c" officeooo:paragraph-rsid="002f4a9c"/>
    </style:style>
    <style:style style:name="P18" style:family="paragraph" style:parent-style-name="Header">
      <style:text-properties officeooo:rsid="0031a755" officeooo:paragraph-rsid="0031a755"/>
    </style:style>
    <style:style style:name="T1" style:family="text">
      <style:text-properties fo:font-style="italic" style:font-style-asian="italic" style:font-style-complex="italic"/>
    </style:style>
    <style:style style:name="T2" style:family="text">
      <style:text-properties fo:font-style="italic" officeooo:rsid="002508e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d840" style:font-style-asian="normal" style:font-style-complex="normal"/>
    </style:style>
    <style:style style:name="T5" style:family="text">
      <style:text-properties fo:font-style="normal" officeooo:rsid="00218b3f" style:font-style-asian="normal" style:font-style-complex="normal"/>
    </style:style>
    <style:style style:name="T6" style:family="text">
      <style:text-properties fo:font-style="normal" officeooo:rsid="0022fe9c" style:font-style-asian="normal" style:font-style-complex="normal"/>
    </style:style>
    <style:style style:name="T7" style:family="text">
      <style:text-properties fo:font-style="normal" officeooo:rsid="0024b0ee" style:font-style-asian="normal" style:font-style-complex="normal"/>
    </style:style>
    <style:style style:name="T8" style:family="text">
      <style:text-properties fo:font-style="normal" officeooo:rsid="0024bfd2" style:font-style-asian="normal" style:font-style-complex="normal"/>
    </style:style>
    <style:style style:name="T9" style:family="text">
      <style:text-properties fo:font-style="normal" officeooo:rsid="002508e3" style:font-style-asian="normal" style:font-style-complex="normal"/>
    </style:style>
    <style:style style:name="T10" style:family="text">
      <style:text-properties fo:font-style="normal" officeooo:rsid="00290beb" style:font-style-asian="normal" style:font-style-complex="normal"/>
    </style:style>
    <style:style style:name="T11" style:family="text">
      <style:text-properties officeooo:rsid="0024b0ee"/>
    </style:style>
    <style:style style:name="T12" style:family="text">
      <style:text-properties officeooo:rsid="002d08fe"/>
    </style:style>
    <style:style style:name="T13" style:family="text">
      <style:text-properties officeooo:rsid="002fdaaf"/>
    </style:style>
    <style:style style:name="T14" style:family="text">
      <style:text-properties officeooo:rsid="003255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ort – Random Sentence Generator</text:p>
      <text:h text:style-name="Heading_20_2" text:outline-level="2">Introduction</text:h>
      <text:p text:style-name="P1">This was the first time for me <text:span text:style-name="T11">using</text:span> C++ which was like diving into a jungle of libraries compared to C. The syntax of C++ is very similar to Java which I personally think have high readability. Especially is the block structure clear with the use of curly brackets ({}) to surround a block of code for example in context of for-loop or method<text:span text:style-name="T11">s</text:span>. </text:p>
      <text:h text:style-name="Heading_20_2" text:outline-level="2">Libraries</text:h>
      <text:p text:style-name="P2">Just as Java make use of the <text:span text:style-name="T1">import</text:span> keyword to import libraries, C++ use the syntax <text:span text:style-name="T1">#include &lt;library_name&gt; </text:span><text:span text:style-name="T3">to import libraries. In addition to make the code more readable, </text:span><text:span text:style-name="T7">it is </text:span><text:span text:style-name="T3">in C++ possible to make use of the </text:span><text:span text:style-name="T1">using namespace library_name </text:span><text:span text:style-name="T3">syntax to import the whole class into the global namespace. The consequence is that several functions might have the same name which will cause confusion. But instead of having to name the namespace every time </text:span><text:span text:style-name="T7">a function is being called from that library </text:span><text:span text:style-name="T3">you can import the class to the global namespace which will increase the readability.</text:span></text:p>
      <text:h text:style-name="Heading_20_2" text:outline-level="2">Seperated header- and source files</text:h>
      <text:p text:style-name="P2"><text:span text:style-name="T3">In C++ it is recommended </text:span><text:span text:style-name="T7">to </text:span><text:span text:style-name="T3">split the source file and the header file for several reasons</text:span><text:span text:style-name="T3"><text:note text:id="ftn1" text:note-class="footnote"><text:note-citation>1</text:note-citation><text:note-body><text:p text:style-name="P10">http://www.cplusplus.com/forum/articles/10627/</text:p></text:note-body></text:note></text:span><text:span text:style-name="T3">, including speed</text:span><text:span text:style-name="T7">s</text:span><text:span text:style-name="T3"> up compile time and more organized code. </text:span><text:span text:style-name="T4">In the header file you store the prototype of all the functions and attributes of the class. That makes it clearly what is included in the class without needing to scroll through the whole source code. Compared to Java which does not have separate </text:span><text:span text:style-name="T7">the</text:span><text:span text:style-name="T4"> header- and source files I think it is more work for the programmer to both keep the header- and source file updated all the time, which increases the cost. </text:span></text:p>
      <text:h text:style-name="Heading_20_2" text:outline-level="2">Abstraction</text:h>
      <text:p text:style-name="P3"><text:span text:style-name="T7">Classes can be used b</text:span><text:span text:style-name="T3">oth in Java and C++ to make a project more abstracted. </text:span><text:span text:style-name="T6">Personally I think</text:span><text:span text:style-name="T3"> this is one of the </text:span><text:span text:style-name="T7">key</text:span><text:span text:style-name="T3"> feature to make a language readable. The concepts of classes in both Java and C++ are very similar, for example that a class can both </text:span><text:span text:style-name="T6">have </text:span><text:span text:style-name="T3">private and public functions and attributes. </text:span><text:span text:style-name="T5">The benefits of classes is that you can create </text:span><text:span text:style-name="T7">a </text:span><text:span text:style-name="T5">class which will </text:span><text:span text:style-name="T6">act </text:span><text:span text:style-name="T5">as a template for your data </text:span><text:span text:style-name="T7">and when you have an instance of a class it can do operations within the class.</text:span><text:span text:style-name="T5"> For example in this lab we can easily store necessary details about the grammar together with the grammar rules in the same class and we can easily access them through </text:span><text:span text:style-name="T6">an</text:span><text:span text:style-name="T5"> instance of the class. </text:span><text:span text:style-name="T6">In this way you can split up a program in several classes which will deal with different part of the program which lead</text:span><text:span text:style-name="T7">s</text:span><text:span text:style-name="T6"> to </text:span><text:span text:style-name="T7">a</text:span><text:span text:style-name="T6"> more organized code.</text:span></text:p>
      <text:h text:style-name="Heading_20_2" text:outline-level="2">Random number generation</text:h>
      <text:p text:style-name="P4"><text:span text:style-name="T8">There are different approaches to generate pseudeo-random numbers in both of the languages. In Java it is possible to generate a number through a single class called Random, while in C++ you can use the </text:span><text:soft-page-break/><text:span text:style-name="T8">rand() function from the std library</text:span><text:span text:style-name="T8"><text:note text:id="ftn2" text:note-class="footnote"><text:note-citation>2</text:note-citation><text:note-body><text:p text:style-name="P11">http://en.cppreference.com/w/cpp/numeric/random/rand</text:p></text:note-body></text:note></text:span><text:span text:style-name="T8">. But it is also possible </text:span><text:span text:style-name="T9">in C++ to determine what kind of random algorithm you want use by using a </text:span><text:span text:style-name="T2">random_device</text:span><text:span text:style-name="T9"> together with a </text:span><text:span text:style-name="T2">unifrom_int_distribution</text:span><text:span text:style-name="T2"><text:note text:id="ftn3" text:note-class="footnote"><text:note-citation>3</text:note-citation><text:note-body><text:p text:style-name="P12">http://en.cppreference.com/w/cpp/numeric/random/uniform_int_distribution</text:p></text:note-body></text:note></text:span><text:span text:style-name="T9">. </text:span></text:p>
      <text:h text:style-name="Heading_20_2" text:outline-level="2">Operator overloading</text:h>
      <text:p text:style-name="P5"><text:span text:style-name="T9">R</text:span><text:span text:style-name="T3">egarding the operator overloading it is only possible to do it in C++ and not in Java</text:span><text:span text:style-name="T3"><text:note text:id="ftn4" text:note-class="footnote"><text:note-citation>4</text:note-citation><text:note-body><text:p text:style-name="P13">http://www.cafeaulait.org/javafaq.html#xtocid1902938</text:p></text:note-body></text:note></text:span><text:span text:style-name="T3">. Which in one way make Java more secure and no mistake can be taken when reading the code while in C++ the writeability is greater and the developer has the ability to overload operators.</text:span></text:p>
      <text:h text:style-name="Heading_20_2" text:outline-level="2">Memory allocation</text:h>
      <text:p text:style-name="P6"><text:span text:style-name="T3">Another feature that makes C++ more writeable than Java is how it manage the deallocation of memory. In C++ the programmer most manage the allocation and deallocation <text:s/>of memory by using the keywords </text:span><text:span text:style-name="T1">new</text:span><text:span text:style-name="T3"> and </text:span><text:span text:style-name="T1">delete</text:span><text:span text:style-name="T3"> while in Java there is a garbage collector which manage it. This lead to better memory optimization in C++ but at the same time there is risk for dangling pointers/</text:span><text:span text:style-name="T10">references. For programmers that are not that experienced make Java more suitable.</text:span></text:p>
      <text:h text:style-name="Heading_20_2" text:outline-level="2">File handling</text:h>
      <text:p text:style-name="P7">File handling is relatively easy in both languages where you can decide how you want to read the file, for example character by character or line by line or by using delimiters.</text:p>
      <text:h text:style-name="Heading_20_2" text:outline-level="2">String</text:h>
      <text:p text:style-name="P8">The string handling is pretty similar between these two languages, though there are some different<text:note text:id="ftn5" text:note-class="footnote"><text:note-citation>5</text:note-citation><text:note-body><text:p text:style-name="P14">http://horstmann.com/ccj2/ccjapp3.html</text:p></text:note-body></text:note>. A major different is that strings in Java is immutable while in C++ they are mutable. The syntax it self in Java it might look like that it is mutable but that is not the case. Considering the following code line in Java,</text:p>
      <text:p text:style-name="P9">String s1 = “Hello”;</text:p>
      <text:p text:style-name="P9">s1 = “World!”;</text:p>
      <text:p text:style-name="P8">it looks like the string is mutable but instead the seconds line of code s1 points to another location in memory. While in C++ this would change the value instead of creating a new object. This is another feature in C++ that makes it more writeable but at the same time the Java code is more safe <text:span text:style-name="T12">where Java take care more about the memory handling for you.</text:span></text:p>
      <text:h text:style-name="Heading_20_2" text:outline-level="2">Command line arguments</text:h>
      <text:p text:style-name="P16">Regarding the command line arguments it is very similar between Java and C++ where the main method accepts arguments. The difference is that in C++'s main function accepts two parameters, one that is carrying number of arguments passed and the second parameter is an array of <text:span text:style-name="T1">char* </text:span>which contains the arguments. The number of arguments is at least 1<text:note text:id="ftn6" text:note-class="footnote"><text:note-citation>6</text:note-citation><text:note-body><text:p text:style-name="P15">http://www.cplusplus.com/articles/DEN36Up4/</text:p></text:note-body></text:note> since the first argument is the program call (the name of the program). While in Java there is only one parameter which is a string array that is for the arguments and the program call is not included in that array of strings<text:note text:id="ftn7" text:note-class="footnote"><text:note-citation>7</text:note-citation><text:note-body><text:p text:style-name="P15">https://docs.oracle.com/javase/tutorial/essential/environment/cmdLineArgs.html</text:p></text:note-body></text:note>.</text:p>
      <text:h text:style-name="Heading_20_2" text:outline-level="2"><text:soft-page-break/>Summary</text:h>
      <text:p text:style-name="P17">As a quick conclusion it is easy to see that C++ is more writable than Java in many ways and it is up to the developer <text:span text:style-name="T13">how to implement things. For example</text:span> <text:span text:style-name="T13">the developer needs to take responsibility of garbage collection and the developer can decide if other implementation of the operator should be used. Related to the writability in C++ it also makes the language more expensive in different ways. It takes more time to write code compared to Java and more mistakes can be ma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1a755" officeooo:paragraph-rsid="0031a755"/>
    </style:style>
    <style:style style:name="MT1" style:family="text">
      <style:text-properties officeooo:rsid="003255e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CE 343 <text:span text:style-name="MT1">Lab 4</text:span><text:tab/>Jonas Nordstrom<text:tab/>11/17/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Nordstrom</meta:initial-creator>
    <meta:creation-date>2014-11-17T19:57:26.975421855</meta:creation-date>
    <dc:date>2014-11-18T14:02:39.713757912</dc:date>
    <dc:creator>Jonas Nordstrom</dc:creator>
    <meta:editing-duration>PT1H49M9S</meta:editing-duration>
    <meta:editing-cycles>14</meta:editing-cycles>
    <meta:generator>LibreOffice/4.2.6.3$Linux_X86_64 LibreOffice_project/420m0$Build-3</meta:generator>
    <meta:document-statistic meta:table-count="0" meta:image-count="0" meta:object-count="0" meta:page-count="3" meta:paragraph-count="34" meta:word-count="1006" meta:character-count="6022" meta:non-whitespace-character-count="5044"/>
  </office:meta>
</office:document-meta>
</file>